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1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1" fo:font-size="13pt" officeooo:rsid="0014095c" officeooo:paragraph-rsid="0014095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Liberation Mono1" fo:font-size="13pt" officeooo:rsid="005a5483" officeooo:paragraph-rsid="005a548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Mono1" fo:font-size="21pt" fo:font-weight="bold" officeooo:rsid="01662c96" officeooo:paragraph-rsid="01662c96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1" fo:font-size="12pt" officeooo:rsid="0166b591" officeooo:paragraph-rsid="0166b591" style:font-size-asian="13pt" style:font-size-complex="13pt" loext:padding="0cm" loext:border="none"/>
    </style:style>
    <style:style style:name="P7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1765cd8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5b56da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Liberation Mono1" officeooo:rsid="00767dc3" officeooo:paragraph-rsid="018f90e9"/>
    </style:style>
    <style:style style:name="P11" style:family="paragraph" style:parent-style-name="Standard">
      <style:paragraph-properties fo:text-align="start" style:justify-single-word="false"/>
      <style:text-properties style:font-name="Liberation Mono1" officeooo:rsid="001171bb" officeooo:paragraph-rsid="004f89ce"/>
    </style:style>
    <style:style style:name="P12" style:family="paragraph" style:parent-style-name="Standard">
      <style:paragraph-properties fo:text-align="start" style:justify-single-word="false"/>
      <style:text-properties officeooo:paragraph-rsid="01780378"/>
    </style:style>
    <style:style style:name="P13" style:family="paragraph" style:parent-style-name="Standard">
      <style:paragraph-properties fo:text-align="start" style:justify-single-word="false"/>
      <style:text-properties officeooo:paragraph-rsid="0081f86d"/>
    </style:style>
    <style:style style:name="P14" style:family="paragraph" style:parent-style-name="Standard">
      <style:paragraph-properties fo:text-align="start" style:justify-single-word="false"/>
      <style:text-properties officeooo:paragraph-rsid="0184c558"/>
    </style:style>
    <style:style style:name="P15" style:family="paragraph" style:parent-style-name="Standard">
      <style:paragraph-properties fo:text-align="start" style:justify-single-word="false"/>
      <style:text-properties officeooo:paragraph-rsid="018ed82e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1938d19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1994255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18fee9b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198555f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19a905b"/>
    </style:style>
    <style:style style:name="P21" style:family="paragraph" style:parent-style-name="Standard">
      <style:paragraph-properties fo:text-align="start" style:justify-single-word="false"/>
      <style:text-properties officeooo:paragraph-rsid="01b06cd2"/>
    </style:style>
    <style:style style:name="P22" style:family="paragraph" style:parent-style-name="Standard">
      <style:paragraph-properties fo:text-align="start" style:justify-single-word="false"/>
      <style:text-properties officeooo:paragraph-rsid="01bff341"/>
    </style:style>
    <style:style style:name="P23" style:family="paragraph" style:parent-style-name="Standard">
      <style:paragraph-properties fo:text-align="start" style:justify-single-word="false"/>
      <style:text-properties officeooo:paragraph-rsid="01cf2f16"/>
    </style:style>
    <style:style style:name="P24" style:family="paragraph" style:parent-style-name="Standard">
      <style:paragraph-properties fo:text-align="start" style:justify-single-word="false"/>
      <style:text-properties officeooo:paragraph-rsid="01df4135"/>
    </style:style>
    <style:style style:name="P25" style:family="paragraph" style:parent-style-name="Standard">
      <style:paragraph-properties fo:text-align="start" style:justify-single-word="false"/>
      <style:text-properties officeooo:paragraph-rsid="01d0f5e1"/>
    </style:style>
    <style:style style:name="P26" style:family="paragraph" style:parent-style-name="Standard">
      <style:paragraph-properties fo:text-align="start" style:justify-single-word="false"/>
      <style:text-properties officeooo:paragraph-rsid="005a5483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199e241" officeooo:paragraph-rsid="0199e241"/>
    </style:style>
    <style:style style:name="P28" style:family="paragraph" style:parent-style-name="Standard">
      <style:paragraph-properties fo:text-align="start" style:justify-single-word="false"/>
      <style:text-properties officeooo:rsid="019c1f49" officeooo:paragraph-rsid="019c1f49"/>
    </style:style>
    <style:style style:name="P29" style:family="paragraph" style:parent-style-name="Standard">
      <style:paragraph-properties fo:text-align="start" style:justify-single-word="false"/>
      <style:text-properties officeooo:rsid="019c1f49" officeooo:paragraph-rsid="01cf2f16"/>
    </style:style>
    <style:style style:name="P30" style:family="paragraph" style:parent-style-name="Standard">
      <style:paragraph-properties fo:text-align="start" style:justify-single-word="false"/>
      <style:text-properties officeooo:rsid="01cb5130" officeooo:paragraph-rsid="01cb5130"/>
    </style:style>
    <style:style style:name="P31" style:family="paragraph" style:parent-style-name="Standard">
      <style:paragraph-properties fo:text-align="start" style:justify-single-word="false"/>
      <style:text-properties officeooo:rsid="01cf2f16" officeooo:paragraph-rsid="01cf2f16"/>
    </style:style>
    <style:style style:name="P32" style:family="paragraph" style:parent-style-name="Standard">
      <style:paragraph-properties fo:text-align="start" style:justify-single-word="false"/>
      <style:text-properties officeooo:rsid="01d0f5e1" officeooo:paragraph-rsid="01d0f5e1"/>
    </style:style>
    <style:style style:name="P33" style:family="paragraph" style:parent-style-name="Standard">
      <style:paragraph-properties fo:text-align="start" style:justify-single-word="false"/>
      <style:text-properties officeooo:rsid="01d652e8" officeooo:paragraph-rsid="01d652e8"/>
    </style:style>
    <style:style style:name="P34" style:family="paragraph" style:parent-style-name="Standard">
      <style:paragraph-properties fo:text-align="start" style:justify-single-word="false"/>
      <style:text-properties officeooo:rsid="01dab4d8" officeooo:paragraph-rsid="01dab4d8"/>
    </style:style>
    <style:style style:name="P35" style:family="paragraph" style:parent-style-name="Standard">
      <style:paragraph-properties fo:text-align="start" style:justify-single-word="false"/>
      <style:text-properties officeooo:rsid="01dc3f85" officeooo:paragraph-rsid="01dc3f85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Mono1" fo:font-size="13pt" fo:font-style="normal" fo:font-weight="normal" officeooo:rsid="014a5641" officeooo:paragraph-rsid="01dc3f85" style:font-size-asian="13pt" style:font-style-asian="normal" style:font-weight-asian="normal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Mono1" fo:font-size="13pt" fo:font-style="normal" fo:font-weight="normal" officeooo:rsid="01e918f6" officeooo:paragraph-rsid="01e918f6" style:font-size-asian="13pt" style:font-style-asian="normal" style:font-weight-asian="normal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1df6537" officeooo:paragraph-rsid="01df6537"/>
    </style:style>
    <style:style style:name="P39" style:family="paragraph" style:parent-style-name="Standard">
      <style:paragraph-properties fo:text-align="start" style:justify-single-word="false"/>
      <style:text-properties officeooo:rsid="01e08d10" officeooo:paragraph-rsid="01e08d10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1e08d10" officeooo:paragraph-rsid="01e08d10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1e84936" officeooo:paragraph-rsid="01e84936"/>
    </style:style>
    <style:style style:name="P42" style:family="paragraph" style:parent-style-name="Standard">
      <style:paragraph-properties fo:text-align="start" style:justify-single-word="false"/>
      <style:text-properties officeooo:rsid="01e84936" officeooo:paragraph-rsid="01e84936"/>
    </style:style>
    <style:style style:name="P43" style:family="paragraph" style:parent-style-name="Standard">
      <style:paragraph-properties fo:text-align="start" style:justify-single-word="false"/>
      <style:text-properties officeooo:rsid="01f809bc" officeooo:paragraph-rsid="01f94783"/>
    </style:style>
    <style:style style:name="P44" style:family="paragraph" style:parent-style-name="Standard">
      <style:paragraph-properties fo:text-align="start" style:justify-single-word="false" fo:break-before="page"/>
      <style:text-properties officeooo:rsid="01cb5130" officeooo:paragraph-rsid="01cb513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76022a" style:font-size-asian="13pt" style:font-size-complex="13pt"/>
    </style:style>
    <style:style style:name="T3" style:family="text">
      <style:text-properties fo:font-size="13pt" officeooo:rsid="00786976" style:font-size-asian="13pt" style:font-size-complex="13pt"/>
    </style:style>
    <style:style style:name="T4" style:family="text">
      <style:text-properties fo:font-size="13pt" officeooo:rsid="00767dc3" style:font-size-asian="13pt" style:font-size-complex="13pt"/>
    </style:style>
    <style:style style:name="T5" style:family="text">
      <style:text-properties fo:font-size="13pt" fo:font-weight="normal" officeooo:rsid="0076022a" style:font-size-asian="13pt" style:font-weight-asian="normal" style:font-size-complex="13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Mono1" fo:font-size="13pt" style:font-size-asian="13pt" style:font-size-complex="13pt"/>
    </style:style>
    <style:style style:name="T8" style:family="text">
      <style:text-properties style:font-name="Liberation Mono1" fo:font-size="13pt" officeooo:rsid="005a5483" style:font-size-asian="13pt" style:font-size-complex="13pt"/>
    </style:style>
    <style:style style:name="T9" style:family="text">
      <style:text-properties style:font-name="Liberation Mono1" fo:font-size="13pt" officeooo:rsid="00717041" style:font-size-asian="13pt" style:font-size-complex="13pt"/>
    </style:style>
    <style:style style:name="T10" style:family="text">
      <style:text-properties style:font-name="Liberation Mono1" fo:font-size="13pt" officeooo:rsid="0076022a" style:font-size-asian="13pt" style:font-size-complex="13pt"/>
    </style:style>
    <style:style style:name="T11" style:family="text">
      <style:text-properties style:font-name="Liberation Mono1" fo:font-size="13pt" officeooo:rsid="01780378" style:font-size-asian="13pt" style:font-size-complex="13pt"/>
    </style:style>
    <style:style style:name="T12" style:family="text">
      <style:text-properties style:font-name="Liberation Mono1" fo:font-size="13pt" officeooo:rsid="0178706f" style:font-size-asian="13pt" style:font-size-complex="13pt"/>
    </style:style>
    <style:style style:name="T13" style:family="text">
      <style:text-properties style:font-name="Liberation Mono1" fo:font-size="13pt" officeooo:rsid="01799a94" style:font-size-asian="13pt" style:font-size-complex="13pt"/>
    </style:style>
    <style:style style:name="T14" style:family="text">
      <style:text-properties style:font-name="Liberation Mono1" fo:font-size="13pt" officeooo:rsid="017ba757" style:font-size-asian="13pt" style:font-size-complex="13pt"/>
    </style:style>
    <style:style style:name="T15" style:family="text">
      <style:text-properties style:font-name="Liberation Mono1" fo:font-size="13pt" officeooo:rsid="017bafed" style:font-size-asian="13pt" style:font-size-complex="13pt"/>
    </style:style>
    <style:style style:name="T16" style:family="text">
      <style:text-properties style:font-name="Liberation Mono1" fo:font-size="13pt" officeooo:rsid="00786976" style:font-size-asian="13pt" style:font-size-complex="13pt"/>
    </style:style>
    <style:style style:name="T17" style:family="text">
      <style:text-properties style:font-name="Liberation Mono1" fo:font-size="13pt" officeooo:rsid="0199e241" style:font-size-asian="13pt" style:font-size-complex="13pt"/>
    </style:style>
    <style:style style:name="T18" style:family="text">
      <style:text-properties style:font-name="Liberation Mono1" fo:font-size="13pt" officeooo:rsid="01e58c88" style:font-size-asian="13pt" style:font-size-complex="13pt"/>
    </style:style>
    <style:style style:name="T19" style:family="text">
      <style:text-properties style:font-name="Liberation Mono1" fo:font-size="13pt" officeooo:rsid="01e30408" style:font-size-asian="13pt" style:font-size-complex="13pt"/>
    </style:style>
    <style:style style:name="T20" style:family="text">
      <style:text-properties style:font-name="Liberation Mono1" fo:font-size="13pt" officeooo:rsid="01e918f6" style:font-size-asian="13pt" style:font-size-complex="13pt"/>
    </style:style>
    <style:style style:name="T21" style:family="text">
      <style:text-properties style:font-name="Liberation Mono1" fo:font-size="13pt" officeooo:rsid="01f94783" style:font-size-asian="13pt" style:font-size-complex="13pt"/>
    </style:style>
    <style:style style:name="T22" style:family="text">
      <style:text-properties style:font-name="Liberation Mono1" fo:font-size="13pt" officeooo:rsid="01ff3543" style:font-size-asian="13pt" style:font-size-complex="13pt"/>
    </style:style>
    <style:style style:name="T23" style:family="text">
      <style:text-properties style:font-name="Liberation Mono1" fo:font-size="13pt" officeooo:rsid="02009c49" style:font-size-asian="13pt" style:font-size-complex="13pt"/>
    </style:style>
    <style:style style:name="T24" style:family="text">
      <style:text-properties style:font-name="Liberation Mono1" fo:font-size="13pt" officeooo:rsid="0200bb18" style:font-size-asian="13pt" style:font-size-complex="13pt"/>
    </style:style>
    <style:style style:name="T25" style:family="text">
      <style:text-properties style:font-name="Liberation Mono1" fo:font-size="13pt" officeooo:rsid="02069e34" style:font-size-asian="13pt" style:font-size-complex="13pt"/>
    </style:style>
    <style:style style:name="T26" style:family="text">
      <style:text-properties style:font-name="Liberation Mono1" fo:font-size="13pt" officeooo:rsid="02096df7" style:font-size-asian="13pt" style:font-size-complex="13pt"/>
    </style:style>
    <style:style style:name="T27" style:family="text">
      <style:text-properties style:font-name="Liberation Mono1" fo:font-size="13pt" officeooo:rsid="020abac0" style:font-size-asian="13pt" style:font-size-complex="13pt"/>
    </style:style>
    <style:style style:name="T28" style:family="text">
      <style:text-properties style:font-name="Liberation Mono1" fo:font-size="13pt" officeooo:rsid="020f4837" style:font-size-asian="13pt" style:font-size-complex="13pt"/>
    </style:style>
    <style:style style:name="T29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Liberation Mono1" fo:font-size="13pt" fo:font-weight="bold" officeooo:rsid="0178706f" style:font-size-asian="13pt" style:font-weight-asian="bold" style:font-size-complex="13pt" style:font-weight-complex="bold"/>
    </style:style>
    <style:style style:name="T31" style:family="text">
      <style:text-properties style:font-name="Liberation Mono1" fo:font-size="13pt" fo:font-weight="bold" officeooo:rsid="01780378" style:font-size-asian="13pt" style:font-weight-asian="bold" style:font-size-complex="13pt" style:font-weight-complex="bold"/>
    </style:style>
    <style:style style:name="T32" style:family="text">
      <style:text-properties style:font-name="Liberation Mono1" fo:font-size="13pt" fo:font-weight="bold" officeooo:rsid="0200bb18" style:font-size-asian="13pt" style:font-weight-asian="bold" style:font-size-complex="13pt" style:font-weight-complex="bold"/>
    </style:style>
    <style:style style:name="T33" style:family="text">
      <style:text-properties style:font-name="Liberation Mono1" fo:font-size="13pt" fo:font-weight="bold" officeooo:rsid="01f94783" style:font-size-asian="13pt" style:font-weight-asian="bold" style:font-size-complex="13pt" style:font-weight-complex="bold"/>
    </style:style>
    <style:style style:name="T34" style:family="text">
      <style:text-properties style:font-name="Liberation Mono1" fo:font-size="13pt" fo:font-weight="normal" officeooo:rsid="01f94783" style:font-size-asian="13pt" style:font-weight-asian="normal" style:font-size-complex="13pt" style:font-weight-complex="normal"/>
    </style:style>
    <style:style style:name="T35" style:family="text">
      <style:text-properties style:text-position="0% 100%" style:font-name="Liberation Mono1" fo:font-size="13pt" style:font-size-asian="13pt" style:font-size-complex="13pt"/>
    </style:style>
    <style:style style:name="T36" style:family="text">
      <style:text-properties style:text-position="0% 100%" style:font-name="Liberation Mono1" fo:font-size="13pt" officeooo:rsid="01b4092a" style:font-size-asian="13pt" style:font-size-complex="13pt"/>
    </style:style>
    <style:style style:name="T37" style:family="text">
      <style:text-properties style:text-position="0% 100%" style:font-name="Liberation Mono1" fo:font-size="13pt" officeooo:rsid="01b5c0f3" style:font-size-asian="13pt" style:font-size-complex="13pt"/>
    </style:style>
    <style:style style:name="T38" style:family="text">
      <style:text-properties style:text-position="0% 100%" style:font-name="Liberation Mono1" fo:font-size="13pt" officeooo:rsid="01b8f20e" style:font-size-asian="13pt" style:font-size-complex="13pt"/>
    </style:style>
    <style:style style:name="T39" style:family="text">
      <style:text-properties style:text-position="0% 100%" style:font-name="Liberation Mono1" fo:font-size="13pt" officeooo:rsid="01b9a4f7" style:font-size-asian="13pt" style:font-size-complex="13pt"/>
    </style:style>
    <style:style style:name="T40" style:family="text">
      <style:text-properties style:text-position="0% 100%" style:font-name="Liberation Mono1" fo:font-size="13pt" officeooo:rsid="01c4840b" style:font-size-asian="13pt" style:font-size-complex="13pt"/>
    </style:style>
    <style:style style:name="T41" style:family="text">
      <style:text-properties style:text-position="0% 100%" style:font-name="Liberation Mono1" fo:font-size="13pt" officeooo:rsid="01c625d1" style:font-size-asian="13pt" style:font-size-complex="13pt"/>
    </style:style>
    <style:style style:name="T42" style:family="text">
      <style:text-properties style:text-position="0% 100%" style:font-name="Liberation Mono1" fo:font-size="13pt" officeooo:rsid="01c911b2" style:font-size-asian="13pt" style:font-size-complex="13pt"/>
    </style:style>
    <style:style style:name="T43" style:family="text">
      <style:text-properties style:text-position="0% 100%" style:font-name="Liberation Mono1" fo:font-size="13pt" officeooo:rsid="01caed3e" style:font-size-asian="13pt" style:font-size-complex="13pt"/>
    </style:style>
    <style:style style:name="T44" style:family="text">
      <style:text-properties style:text-position="0% 100%" style:font-name="Liberation Mono1" fo:font-size="13pt" officeooo:rsid="01d29ba4" style:font-size-asian="13pt" style:font-size-complex="13pt"/>
    </style:style>
    <style:style style:name="T45" style:family="text">
      <style:text-properties style:text-position="0% 100%" style:font-name="Liberation Mono1" fo:font-size="13pt" officeooo:rsid="01d4547c" style:font-size-asian="13pt" style:font-size-complex="13pt"/>
    </style:style>
    <style:style style:name="T46" style:family="text">
      <style:text-properties style:text-position="0% 100%" style:font-name="Liberation Mono1" fo:font-size="13pt" officeooo:rsid="01d0f5e1" style:font-size-asian="13pt" style:font-size-complex="13pt"/>
    </style:style>
    <style:style style:name="T47" style:family="text">
      <style:text-properties style:text-position="sub 58%" style:font-name="Liberation Mono1" fo:font-size="13pt" officeooo:rsid="01b4092a" style:font-size-asian="13pt" style:font-size-complex="13pt"/>
    </style:style>
    <style:style style:name="T48" style:family="text">
      <style:text-properties style:text-position="sub 58%" style:font-name="Liberation Mono1" fo:font-size="13pt" officeooo:rsid="01caed3e" style:font-size-asian="13pt" style:font-size-complex="13pt"/>
    </style:style>
    <style:style style:name="T49" style:family="text">
      <style:text-properties officeooo:rsid="01687193"/>
    </style:style>
    <style:style style:name="T50" style:family="text">
      <style:text-properties style:font-name="Liberation Mono1" fo:font-size="13pt" fo:font-style="normal" fo:font-weight="normal" officeooo:rsid="00786976" style:font-size-asian="13pt" style:font-style-asian="normal" style:font-weight-asian="normal" style:font-size-complex="13pt"/>
    </style:style>
    <style:style style:name="T51" style:family="text">
      <style:text-properties style:font-name="Liberation Mono1" fo:font-size="13pt" fo:font-style="normal" fo:font-weight="normal" officeooo:rsid="018bb413" style:font-size-asian="13pt" style:font-style-asian="normal" style:font-weight-asian="normal" style:font-size-complex="13pt"/>
    </style:style>
    <style:style style:name="T52" style:family="text">
      <style:text-properties style:font-name="Liberation Mono1" fo:font-size="13pt" fo:font-style="normal" fo:font-weight="normal" officeooo:rsid="018cf4cc" style:font-size-asian="13pt" style:font-style-asian="normal" style:font-weight-asian="normal" style:font-size-complex="13pt"/>
    </style:style>
    <style:style style:name="T53" style:family="text">
      <style:text-properties style:font-name="Liberation Mono1" fo:font-size="13pt" fo:font-style="normal" fo:font-weight="normal" officeooo:rsid="018ea696" style:font-size-asian="13pt" style:font-style-asian="normal" style:font-weight-asian="normal" style:font-size-complex="13pt"/>
    </style:style>
    <style:style style:name="T54" style:family="text">
      <style:text-properties style:font-name="Liberation Mono1" fo:font-size="13pt" fo:font-style="normal" fo:font-weight="normal" officeooo:rsid="019a905b" style:font-size-asian="13pt" style:font-style-asian="normal" style:font-weight-asian="normal" style:font-size-complex="13pt"/>
    </style:style>
    <style:style style:name="T55" style:family="text">
      <style:text-properties style:font-name="Liberation Mono1" fo:font-size="13pt" fo:font-style="normal" fo:font-weight="normal" officeooo:rsid="019ff1b5" style:font-size-asian="13pt" style:font-style-asian="normal" style:font-weight-asian="normal" style:font-size-complex="13pt"/>
    </style:style>
    <style:style style:name="T56" style:family="text">
      <style:text-properties style:font-name="Liberation Mono1" fo:font-size="13pt" style:font-size-asian="13pt" style:font-size-complex="13pt"/>
    </style:style>
    <style:style style:name="T57" style:family="text">
      <style:text-properties style:font-name="Liberation Mono1" fo:font-size="13pt" officeooo:rsid="01834015" style:font-size-asian="13pt" style:font-size-complex="13pt"/>
    </style:style>
    <style:style style:name="T58" style:family="text">
      <style:text-properties style:font-name="Liberation Mono1" fo:font-size="13pt" officeooo:rsid="01b06cd2" style:font-size-asian="13pt" style:font-size-complex="13pt"/>
    </style:style>
    <style:style style:name="T59" style:family="text">
      <style:text-properties style:font-name="Liberation Mono1" fo:font-size="13pt" officeooo:rsid="019c1f49" style:font-size-asian="13pt" style:font-size-complex="13pt"/>
    </style:style>
    <style:style style:name="T60" style:family="text">
      <style:text-properties style:font-name="Liberation Mono1" fo:font-size="13pt" officeooo:rsid="01b4092a" style:font-size-asian="13pt" style:font-size-complex="13pt"/>
    </style:style>
    <style:style style:name="T61" style:family="text">
      <style:text-properties style:font-name="Liberation Mono1" fo:font-size="13pt" officeooo:rsid="01bff341" style:font-size-asian="13pt" style:font-size-complex="13pt"/>
    </style:style>
    <style:style style:name="T62" style:family="text">
      <style:text-properties style:font-name="Liberation Mono1" fo:font-size="13pt" officeooo:rsid="01cd5271" style:font-size-asian="13pt" style:font-size-complex="13pt"/>
    </style:style>
    <style:style style:name="T63" style:family="text">
      <style:text-properties style:font-name="Liberation Mono1" fo:font-size="13pt" officeooo:rsid="01ce6ac9" style:font-size-asian="13pt" style:font-size-complex="13pt"/>
    </style:style>
    <style:style style:name="T64" style:family="text">
      <style:text-properties style:font-name="Liberation Mono1" fo:font-size="13pt" officeooo:rsid="01cf2f16" style:font-size-asian="13pt" style:font-size-complex="13pt"/>
    </style:style>
    <style:style style:name="T65" style:family="text">
      <style:text-properties style:font-name="Liberation Mono1" fo:font-size="13pt" officeooo:rsid="01d0f5e1" style:font-size-asian="13pt" style:font-size-complex="13pt"/>
    </style:style>
    <style:style style:name="T66" style:family="text">
      <style:text-properties style:font-name="Liberation Mono1" fo:font-size="13pt" officeooo:rsid="01dab4d8" style:font-size-asian="13pt" style:font-size-complex="13pt"/>
    </style:style>
    <style:style style:name="T67" style:family="text">
      <style:text-properties style:font-name="Liberation Mono1" fo:font-size="13pt" officeooo:rsid="01dae29b" style:font-size-asian="13pt" style:font-size-complex="13pt"/>
    </style:style>
    <style:style style:name="T68" style:family="text">
      <style:text-properties style:font-name="Liberation Mono1" fo:font-size="13pt" officeooo:rsid="01e08d10" style:font-size-asian="13pt" style:font-size-complex="13pt"/>
    </style:style>
    <style:style style:name="T69" style:family="text">
      <style:text-properties style:font-name="Liberation Mono1" fo:font-size="13pt" officeooo:rsid="01e23c12" style:font-size-asian="13pt" style:font-size-complex="13pt"/>
    </style:style>
    <style:style style:name="T70" style:family="text">
      <style:text-properties style:font-name="Liberation Mono1" fo:font-size="13pt" officeooo:rsid="01e298f0" style:font-size-asian="13pt" style:font-size-complex="13pt"/>
    </style:style>
    <style:style style:name="T71" style:family="text">
      <style:text-properties style:font-name="Liberation Mono1" fo:font-size="13pt" style:font-size-asian="11.3500003814697pt" style:font-size-complex="13pt"/>
    </style:style>
    <style:style style:name="T72" style:family="text">
      <style:text-properties style:font-name="Liberation Mono1" fo:font-size="13pt" officeooo:rsid="019a3805" style:font-size-asian="11.3500003814697pt" style:font-size-complex="13pt"/>
    </style:style>
    <style:style style:name="T73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74" style:family="text">
      <style:text-properties fo:font-variant="normal" fo:text-transform="none" fo:color="#222222" style:text-position="0% 100%" style:font-name="Liberation Mono1" fo:font-size="13pt" fo:letter-spacing="normal" officeooo:rsid="01b9a4f7" style:font-size-asian="13pt" style:font-size-complex="13pt"/>
    </style:style>
    <style:style style:name="T75" style:family="text">
      <style:text-properties fo:font-variant="normal" fo:text-transform="none" fo:color="#222222" style:text-position="0% 100%" style:font-name="Liberation Mono1" fo:font-size="13pt" fo:letter-spacing="normal" officeooo:rsid="01b8f20e" style:font-size-asian="13pt" style:font-size-complex="13pt"/>
    </style:style>
    <style:style style:name="T76" style:family="text">
      <style:text-properties officeooo:rsid="01eb11b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uccess</text:p>
      <text:p text:style-name="P1"/>
      <text:p text:style-name="P6"><text:span text:style-name="T6">Sushant Singh Rajput</text:span> said <text:line-break/><text:line-break/><draw:frame draw:style-name="fr2" draw:name="Object3" text:anchor-type="as-char" svg:y="-0.377cm" svg:width="4.5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9">but</text:span><draw:frame draw:style-name="fr2" draw:name="Object4" text:anchor-type="as-char" svg:y="-0.377cm" svg:width="5.025cm" svg:height="0.46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4"><draw:frame draw:style-name="fr1" draw:name="Object1" text:anchor-type="as-char" svg:y="-1.296cm" svg:width="12.659cm" svg:height="2.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12"><text:span text:style-name="T10">T</text:span><text:span text:style-name="T11">his equation beautifully </text:span><text:span text:style-name="T12">explains the true meaning of </text:span><text:span text:style-name="T30">Success</text:span><text:span text:style-name="T12"> proposed by </text:span><text:span text:style-name="T30">Sushant Singh Rajput</text:span><text:span text:style-name="T31">.</text:span></text:p>
      <text:p text:style-name="P12"><text:span text:style-name="T31"/></text:p>
      <text:p text:style-name="P43"><text:span text:style-name="T7">We also need </text:span><text:span text:style-name="T11">M</text:span><text:span text:style-name="T7">oney or fame because those are essential or important </text:span><text:span text:style-name="T22">in life </text:span><text:span text:style-name="T7">as petrol in a car </text:span><text:span text:style-name="T23">b</text:span><text:span text:style-name="T21">ut the true meaning </text:span><text:span text:style-name="T24">of </text:span><text:span text:style-name="T32">Success</text:span><text:span text:style-name="T21"> </text:span><text:span text:style-name="T34">proposed</text:span><text:span text:style-name="T21"> by </text:span><text:span text:style-name="T30">Sushant Singh Rajput</text:span><text:span text:style-name="T11"> </text:span><text:span text:style-name="T21">is to focus on now + excitement.</text:span></text:p>
      <text:p text:style-name="P8"><text:span text:style-name="T5"/></text:p>
      <text:p text:style-name="P3">Where,</text:p>
      <text:p text:style-name="P26"><text:span text:style-name="T8"><draw:frame draw:style-name="fr1" draw:name="Object9" text:anchor-type="as-char" svg:y="-1.111cm" svg:width="8.1cm" svg:height="1.796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9">is </text:span><text:span text:style-name="T8">represents </text:span><text:span text:style-name="T13">Total excitement we felt in our life </text:span><text:span text:style-name="T14">due to </text:span><text:span text:style-name="T15">so many</text:span><text:span text:style-name="T14"> causes </text:span><text:span text:style-name="T25">and that cause </text:span><text:span text:style-name="T26">can be</text:span><text:span text:style-name="T25"> deeply effected by the amount of money or fame.</text:span></text:p>
      <text:p text:style-name="P9"/>
      <text:p text:style-name="P11"><text:span text:style-name="T1">Prof – </text:span><text:span text:style-name="T2">N</text:span><text:span text:style-name="T4">ow, </text:span><text:span text:style-name="T3">Let</text:span></text:p>
      <text:p text:style-name="P10"><text:span text:style-name="T3"/></text:p>
      <text:list xml:id="list1290761794" text:style-name="L2">
        <text:list-item>
          <text:p text:style-name="P16"><text:span text:style-name="T16"><draw:frame draw:style-name="fr2" draw:name="Object14" text:anchor-type="as-char" svg:y="-0.482cm" svg:width="5.318cm" svg:height="0.633cm" draw:z-index="4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<text:s text:c="42"/></text:span><text:span text:style-name="T17">(1)</text:span></text:p>
          <text:p text:style-name="P17"><text:span text:style-name="T50">represents Money and Fame someone had </text:span><text:span text:style-name="T7">at some time </text:span><text:span text:style-name="T57">t.</text:span><text:span text:style-name="T16"> </text:span></text:p>
        </text:list-item>
      </text:list>
      <text:p text:style-name="P15"><text:span text:style-name="T16"/></text:p>
      <text:list xml:id="list583176708" text:style-name="L3">
        <text:list-item>
          <text:p text:style-name="P18"><draw:frame draw:style-name="fr2" draw:name="Object15" text:anchor-type="as-char" svg:y="-0.482cm" svg:width="6.401cm" svg:height="0.674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text:s text:c="100"/><text:span text:style-name="T72">(2)</text:span><text:span text:style-name="T71"> </text:span></text:p>
          <text:p text:style-name="P18"><text:span text:style-name="T50">represents </text:span><text:span text:style-name="T51">the amount of </text:span><text:span text:style-name="T50">Money and Fame someone </text:span><text:span text:style-name="T52">feels he/she need to </text:span><text:span text:style-name="T53">feel </text:span><text:span text:style-name="T52">happy at some time t</text:span><text:span text:style-name="T57">.</text:span></text:p>
          <text:p text:style-name="P18"><text:span text:style-name="T57"/></text:p>
        </text:list-item>
        <text:list-item>
          <text:p text:style-name="P20"><draw:frame draw:style-name="fr2" draw:name="Object19" text:anchor-type="as-char" svg:y="-0.482cm" svg:width="3.824cm" svg:height="0.674cm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s text:c="10"/><text:span text:style-name="T50"><text:s text:c="44"/></text:span><text:span text:style-name="T54">(3)</text:span></text:p>
          <text:p text:style-name="P19"><text:span text:style-name="T50">represents </text:span><text:span text:style-name="T51">the amount of </text:span><text:span text:style-name="T55">Happiness</text:span><text:span text:style-name="T50"> someone </text:span><text:span text:style-name="T52">feels </text:span><text:span text:style-name="T55">due to some cause</text:span><text:span text:style-name="T52"> at some time t</text:span><text:span text:style-name="T57">.</text:span></text:p>
          <text:p text:style-name="P27"><text:span text:style-name="T57"/></text:p>
        </text:list-item>
      </text:list>
      <text:p text:style-name="P21"><text:span text:style-name="T57">N</text:span><text:span text:style-name="T59">ow, By </text:span><text:span text:style-name="T58">using </text:span><text:span text:style-name="T59">equation (</text:span><text:span text:style-name="T58">3</text:span><text:span text:style-name="T59">)</text:span></text:p>
      <text:p text:style-name="P21"><text:span text:style-name="T58">Equation </text:span><text:span text:style-name="T59">(</text:span><text:span text:style-name="T58">2</text:span><text:span text:style-name="T59">) </text:span><text:span text:style-name="T58">can be write as follow</text:span></text:p>
      <text:p text:style-name="P28"><text:span text:style-name="T7"/></text:p>
      <text:p text:style-name="P22"><text:span text:style-name="T57"><draw:frame draw:style-name="fr2" draw:name="Object20" text:anchor-type="as-char" svg:y="-0.482cm" svg:width="9.072cm" svg:height="0.998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1">, <text:s text:c="31"/></text:span><text:span text:style-name="T65">(4)</text:span></text:p>
      <text:p text:style-name="P22"><text:span text:style-name="T61"/></text:p>
      <text:p text:style-name="P22"><text:span text:style-name="T57"><draw:frame draw:style-name="fr2" draw:name="Object21" text:anchor-type="as-char" svg:y="-0.482cm" svg:width="8.625cm" svg:height="0.998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7"><text:s text:c="35"/></text:span><text:span text:style-name="T65">(5)</text:span></text:p>
      <text:p text:style-name="P14"><text:span text:style-name="T57"/></text:p>
      <text:p text:style-name="P24"><text:span text:style-name="T57">w</text:span><text:span text:style-name="T60">here c</text:span><text:span text:style-name="T47">1</text:span><text:span text:style-name="T36"> </text:span><text:span text:style-name="T43">and c</text:span><text:span text:style-name="T48">2</text:span><text:span text:style-name="T43"> </text:span><text:span text:style-name="T36">is just some value</text:span><text:span text:style-name="T43">s</text:span><text:span text:style-name="T36"> and </text:span><text:span text:style-name="T43">these values may</text:span><text:span text:style-name="T36"> varies from person to person, situation to situation </text:span><text:span text:style-name="T37">i.e. One person may feels happy with getting </text:span><text:span text:style-name="T74">₹</text:span><text:span text:style-name="T39"> </text:span><text:span text:style-name="T37">10000 and on the other hand other person may feels not enough happy from getting </text:span><text:span text:style-name="T75">₹</text:span><text:span text:style-name="T38"> </text:span><text:span text:style-name="T37">1lakh</text:span><text:span text:style-name="T42"> and </text:span><text:span text:style-name="T40">same as Fame</text:span><text:span text:style-name="T41">,</text:span><text:span text:style-name="T40"> someone may feels so much happy from just little Fame.</text:span></text:p>
      <text:p text:style-name="P44"><text:span text:style-name="T37">N</text:span><text:span text:style-name="T35">ow, When a parson achieve his/her goals of Money and Fame then he/she <text:s text:c="2"/>will feels happy for a while after that he/she will set new higher goals. <text:s text:c="60"/></text:span><text:span text:style-name="T44">(6)</text:span></text:p>
      <text:p text:style-name="P13"><text:span text:style-name="T57"/></text:p>
      <text:p text:style-name="P30"><text:span text:style-name="T57">N</text:span><text:span text:style-name="T7">ow, let </text:span><text:span text:style-name="T7"><draw:frame draw:style-name="fr2" draw:name="Object22" text:anchor-type="as-char" svg:y="-0.471cm" svg:width="5.574cm" svg:height="0.691cm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2">represents the time for a person feels happy after achieving his/her Money and Fame goals </text:span><text:span text:style-name="T63">respectively.</text:span></text:p>
      <text:p text:style-name="P30"><text:span text:style-name="T63"/></text:p>
      <text:p text:style-name="P23"><text:span text:style-name="T63">N</text:span><text:span text:style-name="T64">ow, After </text:span><text:span text:style-name="T64"><draw:frame draw:style-name="fr2" draw:name="Object23" text:anchor-type="as-char" svg:y="-0.471cm" svg:width="5.574cm" svg:height="0.691cm" draw:z-index="1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9"><text:span text:style-name="T7"/></text:p>
      <text:p text:style-name="P23"><text:span text:style-name="T57"><draw:frame draw:style-name="fr2" draw:name="Object25" text:anchor-type="as-char" svg:y="-0.482cm" svg:width="9.073cm" svg:height="0.998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1">, <text:s text:c="31"/></text:span><text:span text:style-name="T69">(7)</text:span></text:p>
      <text:p text:style-name="P23"><text:span text:style-name="T61"/></text:p>
      <text:p text:style-name="P31"><text:span text:style-name="T57"><draw:frame draw:style-name="fr2" draw:name="Object24" text:anchor-type="as-char" svg:y="-0.482cm" svg:width="8.636cm" svg:height="0.998cm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7"><text:s/></text:span><text:span text:style-name="T69"><text:s text:c="34"/>(8)</text:span></text:p>
      <text:p text:style-name="P31"><text:span text:style-name="T57"/></text:p>
      <text:p text:style-name="P25"><text:span text:style-name="T57">B</text:span><text:span text:style-name="T65">ut, </text:span><text:span text:style-name="T68">A</text:span><text:span text:style-name="T44">ccording to </text:span><text:span text:style-name="T45">(6)</text:span></text:p>
      <text:p text:style-name="P33"><text:span text:style-name="T46"/></text:p>
      <text:p text:style-name="P25"><text:span text:style-name="T65"><text:s/></text:span><text:span text:style-name="T65"><draw:frame draw:style-name="fr2" draw:name="Object26" text:anchor-type="as-char" svg:y="-0.471cm" svg:width="3.953cm" svg:height="0.663cm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5"><text:s text:c="51"/></text:span><text:span text:style-name="T66">(</text:span><text:span text:style-name="T70">9</text:span><text:span text:style-name="T66">)</text:span></text:p>
      <text:p text:style-name="P32"><text:span text:style-name="T66"/></text:p>
      <text:p text:style-name="P34"><text:span text:style-name="T7">From above equation </text:span><text:span text:style-name="T70">(9)</text:span><text:span text:style-name="T7">, It’s clear that the desire of getting more money or fame will increasing </text:span><text:span text:style-name="T67">forever and the amount in which it increases will varies according to person to person or situation to situation.</text:span></text:p>
      <text:p text:style-name="P34"><text:span text:style-name="T67"/></text:p>
      <text:p text:style-name="P35"><text:span text:style-name="T67">S</text:span><text:span text:style-name="T7">o, Now it’s clear that it is a bad idea to represent </text:span><text:span text:style-name="T29">Success</text:span><text:span text:style-name="T7"> in the form of</text:span><draw:frame draw:style-name="fr2" draw:name="Object27" text:anchor-type="as-char" svg:y="-0.482cm" svg:width="5.318cm" svg:height="0.633cm" draw:z-index="1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6">.</text:span></text:p>
      <text:p text:style-name="P35"><text:span text:style-name="T16"/></text:p>
      <text:p text:style-name="P38"><text:span text:style-name="T16">O</text:span><text:span text:style-name="T7">n the other hand if we </text:span><text:span text:style-name="T18">somehow </text:span><text:span text:style-name="T7">write </text:span><text:span text:style-name="T29">Success</text:span><text:span text:style-name="T7"> in the from of</text:span><text:span text:style-name="T7"><draw:frame draw:style-name="fr2" draw:name="Object2" text:anchor-type="as-char" svg:y="-0.482cm" svg:width="3.231cm" svg:height="0.633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as </text:span><text:span text:style-name="T12">proposed by </text:span><text:span text:style-name="T30">Sushant Singh Rajput.</text:span></text:p>
      <text:p text:style-name="P39"><text:span text:style-name="T7"/></text:p>
      <text:p text:style-name="P39"><text:span text:style-name="T7">Now, Let </text:span></text:p>
      <text:p text:style-name="P39"><text:span text:style-name="T7"/></text:p>
      <text:list xml:id="list3956583507" text:style-name="L4">
        <text:list-item>
          <text:p text:style-name="P40"><text:span text:style-name="T7"><draw:frame draw:style-name="fr2" draw:name="Object5" text:anchor-type="as-char" svg:y="-0.482cm" svg:width="3.965cm" svg:height="0.674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41"><text:span text:style-name="T7">represents the amount of excitement someone may feels due to some cause at some time t.</text:span></text:p>
          <text:p text:style-name="P41"><text:span text:style-name="T7"/></text:p>
        </text:list-item>
      </text:list>
      <text:p text:style-name="P42"><text:span text:style-name="T7">We know, When we feels excitement about anything then at that moment we feels the real happiness.</text:span></text:p>
      <text:p text:style-name="P42"><text:span text:style-name="T7"/></text:p>
      <text:p text:style-name="P42"><text:span text:style-name="T7">So, We can rewrite the over all Success of someone in the form </text:span><text:span text:style-name="T28">of </text:span><text:span text:style-name="T7">Excitement as the integration of summation of amount of excitement</text:span><text:span text:style-name="T20">s</text:span><text:span text:style-name="T7"> someone felt by all causes as follow.</text:span></text:p>
      <text:p text:style-name="P36"/>
      <text:p text:style-name="P36"><draw:frame draw:style-name="fr1" draw:name="Object6" text:anchor-type="as-char" svg:y="-1.296cm" svg:width="12.659cm" svg:height="2.09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6"/>
      <text:p text:style-name="P37">Hence proved <text:span text:style-name="T76">this beautiful equation about succe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4T21:43:58.396000000</dc:date>
    <meta:editing-duration>PT7H30M31S</meta:editing-duration>
    <meta:editing-cycles>468</meta:editing-cycles>
    <meta:generator>LibreOffice/6.4.5.2$Windows_X86_64 LibreOffice_project/a726b36747cf2001e06b58ad5db1aa3a9a1872d6</meta:generator>
    <meta:document-statistic meta:table-count="0" meta:image-count="0" meta:object-count="18" meta:page-count="2" meta:paragraph-count="39" meta:word-count="421" meta:character-count="2672" meta:non-whitespace-character-count="1846"/>
  </office:meta>
</office:document-meta>
</file>

<file path=Object 1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{cause}( t )} dt</annotation>
  </semantics>
</math>
</file>

<file path=Object 14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1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text> and </mtext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</mrow>
    <annotation encoding="StarMath 5.0">mind_{Money}(t)" and "mind_{Fame}(t)</annotation>
  </semantics>
</math>
</file>

<file path=Object 19/content.xml><?xml version="1.0" encoding="utf-8"?>
<math xmlns="http://www.w3.org/1998/Math/MathML" display="block">
  <semantics>
    <mrow>
      <msub>
        <mi mathvariant="italic">Happiness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Happiness_cause( t )</annotation>
  </semantics>
</math>
</file>

<file path=Object 2/content.xml><?xml version="1.0" encoding="utf-8"?>
<math xmlns="http://www.w3.org/1998/Math/MathML" display="block">
  <semantics>
    <mrow>
      <mi mathvariant="italic">Excitement</mi>
      <mrow>
        <mo fence="true" stretchy="false">(</mo>
        <mrow>
          <mi>t</mi>
        </mrow>
        <mo fence="true" stretchy="false">)</mo>
      </mrow>
    </mrow>
    <annotation encoding="StarMath 5.0">Excitement( t )</annotation>
  </semantics>
</math>
</file>

<file path=Object 20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1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1 } Happiness_{ Money(t) }</annotation>
  </semantics>
</math>
</file>

<file path=Object 21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2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2 } Happiness_{ Fame(t) }</annotation>
  </semantics>
</math>
</file>

<file path=Object 22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3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4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4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4 } Happiness_{ Fame(t) }</annotation>
  </semantics>
</math>
</file>

<file path=Object 2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3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3 } Happiness_{ Money(t) }</annotation>
  </semantics>
</math>
</file>

<file path=Object 26/content.xml><?xml version="1.0" encoding="utf-8"?>
<math xmlns="http://www.w3.org/1998/Math/MathML" display="block">
  <semantics>
    <mrow>
      <mrow>
        <msub>
          <mi>c</mi>
          <mn>3</mn>
        </msub>
        <mo stretchy="false">≥</mo>
        <msub>
          <mi>c</mi>
          <mn>1</mn>
        </msub>
      </mrow>
      <mtext> and </mtext>
      <mrow>
        <msub>
          <mi>c</mi>
          <mn>4</mn>
        </msub>
        <mo stretchy="false">≥</mo>
        <msub>
          <mi>c</mi>
          <mn>2</mn>
        </msub>
      </mrow>
    </mrow>
    <annotation encoding="StarMath 5.0">c_3 &gt;= c_1" and " c_4 &gt;= c_2</annotation>
  </semantics>
</math>
</file>

<file path=Object 27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3/content.xml><?xml version="1.0" encoding="utf-8"?>
<math xmlns="http://www.w3.org/1998/Math/MathML" display="block">
  <semantics>
    <mrow>
      <mi mathvariant="italic">Succcess</mi>
      <mo stretchy="false">≠</mo>
      <mrow>
        <mi mathvariant="italic">Money</mi>
        <mo stretchy="false">+</mo>
        <mi mathvariant="italic">Fame</mi>
      </mrow>
    </mrow>
    <annotation encoding="StarMath 5.0">Succcess &lt;&gt; Money + Fame</annotation>
  </semantics>
</math>
</file>

<file path=Object 4/content.xml><?xml version="1.0" encoding="utf-8"?>
<math xmlns="http://www.w3.org/1998/Math/MathML" display="block">
  <semantics>
    <mrow>
      <msub>
        <mi mathvariant="italic">Excitement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Excitement_cause( t )</annotation>
  </semantics>
</math>
</file>

<file path=Object 5/content.xml><?xml version="1.0" encoding="utf-8"?>
<math xmlns="http://www.w3.org/1998/Math/MathML" display="block">
  <semantics>
    <mrow>
      <mi mathvariant="italic">Succcess</mi>
      <mo stretchy="false">=</mo>
      <mrow>
        <mi mathvariant="italic">Now</mi>
        <mo stretchy="false">+</mo>
        <mi mathvariant="italic">excitement</mi>
      </mrow>
    </mrow>
    <annotation encoding="StarMath 5.0">Succcess = Now + excitement</annotation>
  </semantics>
</math>
</file>

<file path=Object 6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over>
            <mo stretchy="false">∑</mo>
            <mtext>All causes</mtext>
          </mover>
          <mrow>
            <msub>
              <mi mathvariant="italic">Excitement</mi>
              <mi mathvariant="italic">cause</mi>
            </msub>
            <mrow>
              <mo fence="true" stretchy="false">(</mo>
              <mrow>
                <mi>t</mi>
              </mrow>
              <mo fence="true" stretchy="false">)</mo>
            </mrow>
          </mrow>
        </mrow>
      </mrow>
      <mi mathvariant="italic">dt</mi>
    </mrow>
    <annotation encoding="StarMath 5.0">int from{Birth} to{Death} sum to{"All causes"} {Excitement_cause( t )} dt</annotation>
  </semantics>
</math>
</file>